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style:font-name="Liberation Serif" fo:font-size="12pt" fo:language="en" fo:country="US" style:font-size-asian="12pt" style:language-asian="en" style:country-asian="US" style:font-name-complex="Liberation Serif1" style:font-size-complex="12pt"/>
    </style:style>
    <style:style style:name="P4" style:family="paragraph" style:parent-style-name="Standard">
      <style:text-properties style:font-name="Liberation Serif" fo:font-size="10pt" style:font-size-asian="10pt" style:font-name-complex="Liberation Serif1" style:font-size-complex="10pt"/>
    </style:style>
    <style:style style:name="P5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style:font-size-asian="10pt" style:font-size-complex="10pt"/>
    </style:style>
    <style:style style:name="T1" style:family="text">
      <style:text-properties style:font-name="Liberation Serif" style:font-name-complex="Lohit Devanagari"/>
    </style:style>
    <style:style style:name="T2" style:family="text">
      <style:text-properties style:font-name="Liberation Serif" style:font-name-complex="Liberation Serif1"/>
    </style:style>
    <style:style style:name="T3" style:family="text">
      <style:text-properties style:font-name="Liberation Serif" fo:language="en" fo:country="US" style:language-asian="en" style:country-asian="US"/>
    </style:style>
    <style:style style:name="T4" style:family="text">
      <style:text-properties style:font-name="Liberation Serif" fo:language="en" fo:country="US" style:language-asian="en" style:country-asian="US" style:font-name-complex="Lohit Devanagari"/>
    </style:style>
    <style:style style:name="T5" style:family="text">
      <style:text-properties style:font-name="Symbol" fo:font-size="12pt" fo:language="en" fo:country="US" style:font-size-asian="12pt" style:language-asian="en" style:country-asian="US" style:font-name-complex="Lohit Devanagari" style:font-size-complex="12pt"/>
    </style:style>
    <style:style style:name="T6" style:family="text">
      <style:text-properties style:font-name="Symbol" fo:language="en" fo:country="US" style:language-asian="en" style:country-asian="US"/>
    </style:style>
    <style:style style:name="T7" style:family="text">
      <style:text-properties style:font-name="Symbol" fo:language="en" fo:country="US" style:language-asian="en" style:country-asian="US" style:font-name-complex="Lohit Devanagari"/>
    </style:style>
    <style:style style:name="T8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6.16 </text:p>
      <text:p text:style-name="P5"/>
      <text:p text:style-name="P5">A. </text:p>
      <text:p text:style-name="P5"/>
      <text:p text:style-name="P5">Retrieve the names of all employees in dept 5 who work more than 10 hours per week on the productX project? </text:p>
      <text:p text:style-name="P1"/>
      <text:p text:style-name="P3"><text:span text:style-name="T3"/></text:p>
      <text:p text:style-name="P1"/>
      <text:p text:style-name="P5">B. </text:p>
      <text:p text:style-name="P5"/>
      <text:p text:style-name="P1"><text:span text:style-name="T8">List the names of all employees who have a dependent with the same first name as themsel</text:span>ves. </text:p>
      <text:p text:style-name="P1"/>
      <text:p text:style-name="P1"><text:span text:style-name="T2">P)</text:span></text:p>
      <text:p text:style-name="P4"/>
      <text:p text:style-name="P5">C. </text:p>
      <text:p text:style-name="P5"/>
      <text:p text:style-name="P1"><text:span text:style-name="T8">Find the names of all employees who are directly supervised by Franklin Wong</text:span> </text:p>
      <text:p text:style-name="P1"/>
      <text:p text:style-name="P1"><text:span text:style-name="T2"/></text:p>
      <text:p text:style-name="P1"/>
      <text:p text:style-name="P5">D. </text:p>
      <text:p text:style-name="P5"/>
      <text:p text:style-name="P5">For each project, list the project name and the total hours per week (by all employees) spent on that project </text:p>
      <text:p text:style-name="P1"/>
      <text:p text:style-name="P1"/>
      <text:p text:style-name="P1"/>
      <text:p text:style-name="P1"/>
      <text:p text:style-name="P5">6.18 </text:p>
      <text:p text:style-name="P5"/>
      <text:p text:style-name="P5">A. </text:p>
      <text:p text:style-name="P5"/>
      <text:p text:style-name="P5">How many copies of the book titled The Lost Tribe are owned by the library branch whose name is Sharps town? </text:p>
      <text:p text:style-name="P1"/>
      <text:p text:style-name="P1"/>
      <text:p text:style-name="P1"/>
      <text:p text:style-name="P5">B. </text:p>
      <text:p text:style-name="P5"/>
      <text:p text:style-name="P1"><text:span text:style-name="T8">How many copies of the book titled The Lost Tribe are owed by each library branch?</text:span> </text:p>
      <text:p text:style-name="P1"/>
      <text:p text:style-name="P5">C. </text:p>
      <text:p text:style-name="P5"/>
      <text:p text:style-name="P5">Retrieve the names of all borrowers who do not have any books checked out. </text:p>
      <text:p text:style-name="P1"/>
      <text:p text:style-name="P5">D. </text:p>
      <text:p text:style-name="P5"/>
      <text:p text:style-name="P1"><text:span text:style-name="T8">For each book that is loaned out from the Sharps town branch and whose Due_Date is today, retrieve the book title, the borrowers' name, and the borrowers address</text:span> </text:p>
      <text:p text:style-name="P1"/>
      <text:p text:style-name="P5">E. </text:p>
      <text:p text:style-name="P5"/>
      <text:p text:style-name="P5">For each library branch, retrieve</text:p>
      <text:p text:style-name="P5">2 the branch name and the total number of books loaned out from that branch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3928703 </meta:initial-creator>
    <meta:creation-date>2014-01-13T15:35:59</meta:creation-date>
    <dc:date>2014-01-13T20:09:30</dc:date>
    <dc:creator>003928703 </dc:creator>
    <meta:editing-duration>PT1H6M4S</meta:editing-duration>
    <meta:editing-cycles>6</meta:editing-cycles>
    <meta:generator>LibreOffice/3.4$Unix LibreOffice_project/340m1$Build-502</meta:generator>
    <meta:document-statistic meta:table-count="0" meta:image-count="0" meta:object-count="0" meta:page-count="1" meta:paragraph-count="22" meta:word-count="182" meta:character-count="965" meta:non-whitespace-character-count="785"/>
  </office:meta>
</office:document-meta>
</file>